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3"/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19_02-25-15_000.jpg</text:p>
          </table:table-cell>
          <table:table-cell table:style-name="ce19" office:value-type="string">
            <text:p>:m :PHOTO 寝た時刻 / 2021 / オナニー、未了；音楽ビデオ、観ていた、duration=２時間ぐらい？,other=~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19_07-58-33_000.jpg</text:p>
          </table:table-cell>
          <table:table-cell table:style-name="ce19" office:value-type="string">
            <text:p>:m :PHOTO 起きた時刻 / 2021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19_07-59-20_000.jpg</text:p>
          </table:table-cell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19_08-50-09_000.jpg</text:p>
          </table:table-cell>
          <table:table-cell table:style-name="ce19" office:value-type="string">
            <text:p>:m RES #*# / free# JVEMV6 59#9.2_ / 59. medical / 12. stress / w=蝶形骨；下顎骨,topics=頭骨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19_09-17-20_000.jpg</text:p>
          </table:table-cell>
          <table:table-cell table:style-name="ce19" office:value-type="string">
            <text:p>:m #*# RES / JVEMV6 64#143_minshuu / 『日本思想大系５８　民衆運動の思想　三浦命助　露顕状』 著者=~,校注=~ / p.11 / w=甚助；命助,topic=~,other=地図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19_11-33-49_000.jpg</text:p>
          </table:table-cell>
          <table:table-cell table:style-name="ce19" office:value-type="string">
            <text:p>:m RES 1*1 / free# JVEMV6 76#_59:1 / 76. physics / w=物質波,topics=ド・ブロイ波,other=~,s=~,i=~,doc=r-4-1~1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19_12-04-47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19_13-33-41_000.jpg</text:p>
          </table:table-cell>
          <table:table-cell table:style-name="ce19" office:value-type="string">
            <text:p>:m #*# RES / JVEMV6 64#140-4 / 『鎌倉下知状』 著者=~,校注=~ / p.~ / w=所詮～庄務,topic=~,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2-19_14-26-27_000.jpg</text:p>
          </table:table-cell>
          <table:table-cell table:style-name="ce19" office:value-type="string">
            <text:p>:m #*# RES / JVEMV6 64#134 / 『徳川家康 山本七平ライブラリー⑥』 著者=山本七平,校注=~ / p.187 / w=直江兼続；直江信綱；上杉景勝,topic=~,other=~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1-12-19_16-46-07_000.jpg</text:p>
          </table:table-cell>
          <table:table-cell table:style-name="ce19" office:value-type="string">
            <text:p>:m 東和 PHOTO / 211216th / 広尾 / ライオンズマンション広尾建替 / １名 / オーエス環境（松尾建設） / 日誌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1-12-19_17-18-41_000.jpg</text:p>
          </table:table-cell>
          <table:table-cell table:style-name="ce19" office:value-type="string">
            <text:p>:m RES 1*1 / free# JVEMV6 76#_59:2 / 76. physics / w=物質波,topics=ド・ブロイ波；シュレーディンガー方程式,other=~,s=~,i=~,doc=r-4-1~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1-12-19_19-12-36_000.jpg</text:p>
          </table:table-cell>
          <table:table-cell table:style-name="ce19" office:value-type="string">
            <text:p>:m :篠笛,shinobue #*# / session-memo / s.1:todays-melody,key=h-4(E),i.f.=~,ReX,other=~ \\\ s.2:todays-melody,i.f.=~,ReX,other=~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2-18_18-52-53_000.mp4</text:p>
          </table:table-cell>
          <table:table-cell table:style-name="ce19" office:value-type="string">
            <text:p>:VIDEO / @自室 / 記録 / jap.flute / 演奏、play / R=1 / todays-melody,genr=~,for=~,Re+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2-18_18-54-55_000.mp4</text:p>
          </table:table-cell>
          <table:table-cell table:style-name="ce19" office:value-type="string">
            <text:p>:VIDEO / @自室 / 記録 / jap.flute / 演奏、play / R=2 / todays-melody,genr=~,for=~,Re+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 table:number-rows-repeated="4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28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21"/>
          <table:table-cell table:style-name="ce38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6">
          <table:table-cell table:style-name="ce4"/>
          <table:table-cell table:style-name="ce5"/>
          <table:table-cell table:style-name="ce21"/>
          <table:table-cell table:style-name="ce38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 / オナニー、未了；音楽ビデオ、観ていた、duration=２時間ぐらい？,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12" office:value-type="string">
            <text:p>:m :PHOTO 寝た時刻 / 2021</text:p>
          </table:table-cell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 office:value-type="string">
            <text:p>:m :PHOTO 起きた時刻 / 2021</text:p>
          </table:table-cell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21" office:value-type="string">
            <text:p>:m :PHOTO 起きた時刻（夜中） / 2021</text:p>
          </table:table-cell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9">2021/12/19</text:date>, <text:time>22:12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19T22:12:02.89</dc:date>
    <dc:creator>iwabuchi ken</dc:creator>
    <meta:editing-duration>P41DT2H57M31S</meta:editing-duration>
    <meta:editing-cycles>14042</meta:editing-cycles>
    <meta:document-statistic meta:table-count="1" meta:cell-count="282" meta:object-count="0"/>
    <meta:user-defined meta:name="qrichtext">1</meta:user-defined>
  </office:meta>
</office:document-meta>
</file>